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ttributeModule.getAttributeValues( String name , Configuration modeConf , Map objectMod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HeaderAttribut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ttribute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